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in" fo:margin-right="0in" fo:text-indent="0in" style:auto-text-indent="false" fo:padding="0in" fo:border="none"/>
    </style:style>
    <style:style style:name="P2" style:family="paragraph" style:parent-style-name="Text_20_body" style:list-style-name="L1">
      <style:paragraph-properties fo:margin-left="0in" fo:margin-right="0in" fo:text-indent="0in" style:auto-text-indent="false" fo:padding="0in" fo: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ority inversion is a scenario in real-time systems where a higher priority task is indirectly preempted by a lower priority task effectively inverting the relative priorities of the two tasks. This can be a problem in real-time systems where tasks have strict timing requirements.</text:p>
      <text:p text:style-name="P1">Here are some strategies to avoid unbounded priority inversion when designing real-time Linux services that must share data:</text:p>
      <text:list text:style-name="L1">
        <text:list-item>
          <text:p text:style-name="P2"><text:span text:style-name="Strong_20_Emphasis">Priority Inheritance Protocol (PIP)</text:span>: This is a method for avoiding priority inversion. If a low-priority task acquires a lock that a high-priority task needs, the low-priority task temporarily inherits the higher priority until it releases the lock. This ensures that the high-priority task is not blocked for an indefinite period.</text:p>
        </text:list-item>
        <text:list-item>
          <text:p text:style-name="P2"><text:span text:style-name="Strong_20_Emphasis">Priority Ceiling Protocol (PCP)</text:span>: This is another method for avoiding priority inversion. Each mutex is assigned a priority ceiling, which is the highest priority of any task that may lock the mutex. When a task locks a mutex, its priority is raised to the priority ceiling of the mutex. This ensures that no other task that shares the same mutex can preempt the current task.</text:p>
        </text:list-item>
        <text:list-item>
          <text:p text:style-name="P2"><text:span text:style-name="Strong_20_Emphasis">Avoiding Necessary Conditions</text:span>: Avoid situations where a lower-priority task holds a resource needed by a higher-priority task. This can be done by careful design and analysis of the system to ensure that such situations do not occur.</text:p>
        </text:list-item>
        <text:list-item>
          <text:p text:style-name="P2"><text:span text:style-name="Strong_20_Emphasis">Message Queues</text:span>: Use message queues for communication between tasks instead of shared data. This can avoid the need for locks and thus the possibility of priority inversion.</text:p>
        </text:list-item>
        <text:list-item>
          <text:p text:style-name="P2"><text:span text:style-name="Strong_20_Emphasis">Network Protocol Messages</text:span>: Similar to message queues, network protocol messages can be used for communication between tasks. This can also avoid the need for locks and thus the possibility of priority inversion.</text:p>
        </text:list-item>
        <text:list-item>
          <text:p text:style-name="P2"><text:span text:style-name="Strong_20_Emphasis">Careful Use of Scheduling Policies</text:span>: The SCHED_FIFO policy in Linux is a real-time scheduling policy where a task runs until it voluntarily yields the processor, is preempted by a higher priority task, or blocks. This can lead to priority inversion if not used carefully. It may be better to use the SCHED_RR (round-robin) policy for some tasks, where each task is allowed to run for a fixed time slice and then is preempted.</text:p>
        </text:list-item>
      </text:list>
      <text:p text:style-name="P1">Remember, the best method to use depends on the specific requirements and constraints of your system. It’s important to analyze your system carefully to understand which method is most suitable. It’s also important to test your system thoroughly under various scenarios to ensure that priority inversion does not occu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05:45:11.281126687</meta:creation-date>
    <dc:date>2024-03-23T05:45:19.555372865</dc:date>
    <meta:editing-duration>PT8S</meta:editing-duration>
    <meta:editing-cycles>1</meta:editing-cycles>
    <meta:document-statistic meta:table-count="0" meta:image-count="0" meta:object-count="0" meta:page-count="1" meta:paragraph-count="9" meta:word-count="401" meta:character-count="2484" meta:non-whitespace-character-count="2098"/>
    <meta:generator>LibreOffice/24.2.1.2$MacOSX_AARCH64 LibreOffice_project/db4def46b0453cc22e2d0305797cf981b68ef5ac</meta:generator>
  </office:meta>
</office:document-meta>
</file>